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4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8112" calcext:value-type="float">
            <text:p>51.1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4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4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4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4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4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4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4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3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3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3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3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3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3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3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3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3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4208" calcext:value-type="float">
            <text:p>51.1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3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3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3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3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3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3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3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3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3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59098530101</text:p>
          </table:table-cell>
          <table:table-cell office:value-type="string" calcext:value-type="string">
            <text:p>4N 14W10DA <text:s/>1:G-031216</text:p>
          </table:table-cell>
          <table:table-cell office:value-type="string" calcext:value-type="string">
            <text:p>193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